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office:annotation draw:style-name="gr1" draw:text-style-name="P1" svg:width="2.899cm" svg:height="1.781cm" svg:x="5.17cm" svg:y="4.788cm" draw:caption-point-x="-0.61cm" draw:caption-point-y="1.52cm">
              <dc:date>2012-03-18T00:00:00</dc:date>
              <text:p text:style-name="P1"><text:span text:style-name="T1">OK:</text:span><text:span text:style-name="T1"><text:line-break/></text:span><text:span text:style-name="T1">pela esq gasta 2 estados a menos do que pela dir</text:span></text:p>
            </office:annotation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28/03/2012</text:date>, <text:time>19:5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28T19:59:35</dc:date>
    <dc:creator>Rafael Beirigo</dc:creator>
    <meta:editing-duration>PT08H29M42S</meta:editing-duration>
    <meta:editing-cycles>32</meta:editing-cycles>
    <meta:generator>OpenOffice.org/3.2$Unix OpenOffice.org_project/320m12$Build-9483</meta:generator>
    <meta:document-statistic meta:table-count="1" meta:cell-count="551" meta:object-count="0"/>
  </office:meta>
</office:document-meta>
</file>